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</style:style>
    <style:style style:name="P2" style:family="paragraph" style:parent-style-name="Standard">
      <style:paragraph-properties fo:line-height="200%" fo:text-align="center" style:justify-single-word="false"/>
    </style:style>
    <style:style style:name="P3" style:family="paragraph" style:parent-style-name="Standard">
      <style:paragraph-properties fo:line-height="200%"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is Almanzar</text:p>
      <text:p text:style-name="P1">Project #9</text:p>
      <text:p text:style-name="P2">Documentation</text:p>
      <text:p text:style-name="P3"><text:tab/>This project went pretty smoothly. <text:s/>A little procrastination was involved in this one since I had many other things going on with other classes. <text:s/>I tested a majority of my things and they all seemed to work for me. <text:s/></text:p>
      <text:p text:style-name="P3"><text:tab/>Queue two was problematic for me and involved a lot of thinking but I believe I got everything to work except the printing. <text:s/>I could not think of a good algorithm without getting any outside help to only print the significant elements of the data structure. <text:s/></text:p>
      <text:p text:style-name="P3"><text:tab/>Also another problem I was having was that my deallocation of the data array was causing a glibc? Error. I do not remember exactly what it was but it was something like that and a lot of things printed to the screen. <text:s/>I just commented out my deallocation and everything worked fine. <text:s/>I do not know what caused this because I never moved the pointed at all.</text:p>
      <text:p text:style-name="P3"><text:tab/>Those were the only problems that I h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9T23:45:39</meta:creation-date>
    <dc:date>2014-04-09T23:51:28</dc:date>
    <meta:editing-duration>P0D</meta:editing-duration>
    <meta:editing-cycles>1</meta:editing-cycles>
    <meta:document-statistic meta:table-count="0" meta:image-count="0" meta:object-count="0" meta:page-count="1" meta:paragraph-count="7" meta:word-count="165" meta:character-count="911" meta:non-whitespace-character-count="740"/>
    <meta:generator>LibreOffice/3.5$Linux_x86 LibreOffice_project/350m1$Build-2</meta:generator>
  </office:meta>
</office:document-meta>
</file>